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rst_20_line_20_indent">
      <style:text-properties fo:language="ru" fo:country="RU"/>
    </style:style>
    <style:style style:name="P2" style:family="paragraph" style:parent-style-name="First_20_line_20_indent">
      <style:text-properties fo:language="ru" fo:country="RU" officeooo:rsid="00171729" officeooo:paragraph-rsid="00171729"/>
    </style:style>
    <style:style style:name="P3" style:family="paragraph" style:parent-style-name="Heading_20_1">
      <style:text-properties style:font-name="Liberation Sans" fo:font-size="18.2000007629395pt" fo:language="ru" fo:country="RU" fo:font-weight="bold" officeooo:rsid="00171729" officeooo:paragraph-rsid="00171729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4" style:family="paragraph" style:parent-style-name="Heading_20_1">
      <style:text-properties fo:language="ru" fo:country="RU" officeooo:rsid="00171729" officeooo:paragraph-rsid="00171729"/>
    </style:style>
    <style:style style:name="P5" style:family="paragraph" style:parent-style-name="List_20_1">
      <style:text-properties fo:language="ru" fo:country="RU"/>
    </style:style>
    <style:style style:name="P6" style:family="paragraph" style:parent-style-name="List_20_1">
      <style:text-properties fo:language="ru" fo:country="RU" officeooo:rsid="0017f1c5" officeooo:paragraph-rsid="0017f1c5"/>
    </style:style>
    <style:style style:name="P7" style:family="paragraph" style:parent-style-name="List_20_1">
      <style:text-properties fo:language="ru" fo:country="RU" officeooo:rsid="0019c2fb" officeooo:paragraph-rsid="0019c2fb" style:font-size-asian="12pt" style:font-name-complex="FreeSans1"/>
    </style:style>
    <style:style style:name="P8" style:family="paragraph" style:parent-style-name="List_20_1">
      <style:text-properties officeooo:rsid="001a9285" officeooo:paragraph-rsid="001a9285"/>
    </style:style>
    <style:style style:name="P9" style:family="paragraph" style:parent-style-name="List_20_1_20_Cont.">
      <style:text-properties fo:language="ru" fo:country="RU" officeooo:rsid="0012c463" officeooo:paragraph-rsid="0012c463"/>
    </style:style>
    <style:style style:name="P10" style:family="paragraph" style:parent-style-name="List_20_1_20_Cont.">
      <style:text-properties fo:language="ru" fo:country="RU" officeooo:rsid="0012c463" officeooo:paragraph-rsid="0012c463" style:font-size-asian="12pt" style:font-name-complex="FreeSans1"/>
    </style:style>
    <style:style style:name="P11" style:family="paragraph" style:parent-style-name="List_20_2_20_Cont.">
      <style:text-properties fo:language="ru" fo:country="RU" officeooo:rsid="0012c463" officeooo:paragraph-rsid="0012c463"/>
    </style:style>
    <style:style style:name="P12" style:family="paragraph" style:parent-style-name="List_20_2_20_Cont.">
      <style:text-properties fo:language="ru" fo:country="RU" officeooo:rsid="0012c463" officeooo:paragraph-rsid="0013c908"/>
    </style:style>
    <style:style style:name="P13" style:family="paragraph" style:parent-style-name="List_20_2_20_Cont.">
      <style:text-properties fo:language="ru" fo:country="RU" officeooo:rsid="0013c908" officeooo:paragraph-rsid="0013c908"/>
    </style:style>
    <style:style style:name="P14" style:family="paragraph" style:parent-style-name="List_20_2_20_Cont.">
      <style:text-properties fo:language="ru" fo:country="RU" officeooo:rsid="001682b6" officeooo:paragraph-rsid="001682b6"/>
    </style:style>
    <style:style style:name="P15" style:family="paragraph" style:parent-style-name="List_20_2_20_Cont.">
      <style:text-properties fo:language="ru" fo:country="RU" officeooo:rsid="0014ec87" officeooo:paragraph-rsid="0014ec87"/>
    </style:style>
    <style:style style:name="P16" style:family="paragraph" style:parent-style-name="List_20_2_20_Cont.">
      <style:text-properties fo:language="ru" fo:country="RU" officeooo:rsid="001b4b5d" officeooo:paragraph-rsid="001b4b5d"/>
    </style:style>
    <style:style style:name="P17" style:family="paragraph" style:parent-style-name="List_20_2_20_Cont." style:list-style-name="L8">
      <style:text-properties fo:language="ru" fo:country="RU" officeooo:rsid="001c14cd" officeooo:paragraph-rsid="001c14cd"/>
    </style:style>
    <style:style style:name="P18" style:family="paragraph" style:parent-style-name="List_20_2_20_Cont." style:list-style-name="L8">
      <style:text-properties fo:language="ru" fo:country="RU" officeooo:rsid="001c6b22" officeooo:paragraph-rsid="001c6b22"/>
    </style:style>
    <style:style style:name="P19" style:family="paragraph" style:parent-style-name="List_20_2_20_Cont.">
      <style:text-properties fo:language="ru" fo:country="RU" officeooo:rsid="001c6b22" officeooo:paragraph-rsid="001c6b22"/>
    </style:style>
    <style:style style:name="P20" style:family="paragraph" style:parent-style-name="List_20_2_20_Cont." style:list-style-name="L9">
      <style:text-properties fo:language="ru" fo:country="RU" officeooo:rsid="001cadda" officeooo:paragraph-rsid="001cadda" style:font-size-asian="12pt" style:font-name-complex="FreeSans1"/>
    </style:style>
    <style:style style:name="P21" style:family="paragraph" style:parent-style-name="List_20_2_20_Cont." style:list-style-name="L9">
      <style:text-properties fo:language="ru" fo:country="RU" officeooo:rsid="001dfd0b" officeooo:paragraph-rsid="001dfd0b" style:font-size-asian="12pt" style:font-name-complex="FreeSans1"/>
    </style:style>
    <style:style style:name="P22" style:family="paragraph" style:parent-style-name="List_20_2_20_Cont." style:list-style-name="L9">
      <style:text-properties fo:language="ru" fo:country="RU" officeooo:rsid="001f7f67" officeooo:paragraph-rsid="001f7f67" style:font-size-asian="12pt" style:font-name-complex="FreeSans1"/>
    </style:style>
    <style:style style:name="P23" style:family="paragraph" style:parent-style-name="List_20_2_20_Cont." style:list-style-name="L8">
      <style:text-properties fo:language="ru" fo:country="RU" officeooo:rsid="001db727" officeooo:paragraph-rsid="001db727"/>
    </style:style>
    <style:style style:name="P24" style:family="paragraph" style:parent-style-name="List_20_2_20_Cont.">
      <style:text-properties fo:language="ru" fo:country="RU" officeooo:rsid="001dfd0b" officeooo:paragraph-rsid="001dfd0b"/>
    </style:style>
    <style:style style:name="P25" style:family="paragraph" style:parent-style-name="List_20_2_20_Cont.">
      <style:text-properties fo:language="ru" fo:country="RU" officeooo:rsid="001e42ce" officeooo:paragraph-rsid="001e42ce"/>
    </style:style>
    <style:style style:name="P26" style:family="paragraph" style:parent-style-name="List_20_2_20_Cont.">
      <style:text-properties fo:language="ru" fo:country="RU" officeooo:rsid="001f7f67" officeooo:paragraph-rsid="001f7f67"/>
    </style:style>
    <style:style style:name="P27" style:family="paragraph" style:parent-style-name="List_20_2_20_Cont." style:list-style-name="L9">
      <style:text-properties officeooo:paragraph-rsid="001c6b22"/>
    </style:style>
    <style:style style:name="P28" style:family="paragraph" style:parent-style-name="List_20_2_20_Cont." style:list-style-name="L9">
      <style:text-properties officeooo:rsid="001c6b22" officeooo:paragraph-rsid="001c6b22"/>
    </style:style>
    <style:style style:name="P29" style:family="paragraph" style:parent-style-name="Text_20_body">
      <style:text-properties officeooo:paragraph-rsid="00171729"/>
    </style:style>
    <style:style style:name="P30" style:family="paragraph" style:parent-style-name="Text_20_body">
      <style:text-properties officeooo:rsid="001dc4d0" officeooo:paragraph-rsid="001dc4d0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asian="12pt" style:font-name-complex="FreeSans1"/>
    </style:style>
    <style:style style:name="T3" style:family="text">
      <style:text-properties fo:language="ru" fo:country="RU" officeooo:rsid="001c6b22" style:font-size-asian="12pt" style:font-name-complex="FreeSans1"/>
    </style:style>
    <style:style style:name="T4" style:family="text">
      <style:text-properties fo:language="ru" fo:country="RU" officeooo:rsid="001cadda" style:font-size-asian="12pt" style:font-name-complex="FreeSans1"/>
    </style:style>
    <style:style style:name="T5" style:family="text">
      <style:text-properties fo:language="ru" fo:country="RU" officeooo:rsid="0013c908"/>
    </style:style>
    <style:style style:name="T6" style:family="text">
      <style:text-properties fo:language="ru" fo:country="RU" officeooo:rsid="001c6b22"/>
    </style:style>
    <style:style style:name="T7" style:family="text">
      <style:text-properties fo:language="ru" fo:country="RU" officeooo:rsid="001cadda"/>
    </style:style>
    <style:style style:name="T8" style:family="text">
      <style:text-properties style:font-size-asian="12pt" style:font-name-complex="FreeSans1"/>
    </style:style>
    <style:style style:name="T9" style:family="text">
      <style:text-properties officeooo:rsid="0012c463" style:font-size-asian="12pt" style:font-name-complex="FreeSans1"/>
    </style:style>
    <style:style style:name="T10" style:family="text">
      <style:text-properties officeooo:rsid="0013c908" style:font-size-asian="12pt" style:font-name-complex="FreeSans1"/>
    </style:style>
    <style:style style:name="T11" style:family="text">
      <style:text-properties officeooo:rsid="0014ec87" style:font-size-asian="12pt" style:font-name-complex="FreeSans1"/>
    </style:style>
    <style:style style:name="T12" style:family="text">
      <style:text-properties officeooo:rsid="0017f1c5" style:font-size-asian="12pt" style:font-name-complex="FreeSans1"/>
    </style:style>
    <style:style style:name="T13" style:family="text">
      <style:text-properties officeooo:rsid="0019c2fb" style:font-size-asian="12pt" style:font-name-complex="FreeSans1"/>
    </style:style>
    <style:style style:name="T14" style:family="text">
      <style:text-properties officeooo:rsid="001c14cd" style:font-size-asian="12pt" style:font-name-complex="FreeSans1"/>
    </style:style>
    <style:style style:name="T15" style:family="text">
      <style:text-properties officeooo:rsid="001dc4d0" style:font-size-asian="12pt" style:font-name-complex="FreeSans1"/>
    </style:style>
    <style:style style:name="T16" style:family="text">
      <style:text-properties officeooo:rsid="0011817d"/>
    </style:style>
    <style:style style:name="T17" style:family="text">
      <style:text-properties officeooo:rsid="0012c463"/>
    </style:style>
    <style:style style:name="T18" style:family="text">
      <style:text-properties officeooo:rsid="0013c908"/>
    </style:style>
    <style:style style:name="T19" style:family="text">
      <style:text-properties officeooo:rsid="0014ec87"/>
    </style:style>
    <style:style style:name="T20" style:family="text">
      <style:text-properties officeooo:rsid="001682b6"/>
    </style:style>
    <style:style style:name="T21" style:family="text">
      <style:text-properties officeooo:rsid="0019c2fb"/>
    </style:style>
    <style:style style:name="T22" style:family="text">
      <style:text-properties officeooo:rsid="001c14cd"/>
    </style:style>
    <style:style style:name="T23" style:family="text">
      <style:text-properties officeooo:rsid="001c6b22"/>
    </style:style>
    <style:style style:name="T24" style:family="text">
      <style:text-properties officeooo:rsid="001db727"/>
    </style:style>
    <style:style style:name="T25" style:family="text">
      <style:text-properties officeooo:rsid="001dc4d0"/>
    </style:style>
    <style:style style:name="T26" style:family="text">
      <style:text-properties style:font-name="Liberation Sans" fo:font-size="18.2000007629395pt" fo:language="ru" fo:country="RU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7" style:family="text">
      <style:text-properties style:font-name="Liberation Sans" fo:font-size="18.2000007629395pt" fo:language="ru" fo:country="RU" fo:font-weight="bold" officeooo:rsid="00171729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8" style:family="text">
      <style:text-properties officeooo:rsid="001f7f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Цены</text:h>
      <text:p text:style-name="P30"><text:span text:style-name="T27">В</text:span><text:span text:style-name="T26">езде добавить второй ключ по заказчику.</text:span></text:p>
      <text:p text:style-name="P29"><text:span text:style-name="T27"/></text:p>
      <text:p text:style-name="P1">Позиция - минимальная единица во всех документах. <text:span text:style-name="T18">Существует в SAP, доступна как в диалоговом окне. </text:span><text:span text:style-name="T20">Список позиций доступен </text:span><text:span text:style-name="T18">в виде excel таблицы. </text:span><text:span text:style-name="T21">Ключом является код </text:span><text:span text:style-name="T25">и заказчик</text:span><text:span text:style-name="T21">, который представляет собой 8-значную комбинацию цифр. Когда бы получаешь его из SAP она цифра или строчка? Перешли dump из SAP.</text:span></text:p>
      <text:p text:style-name="P8">Список позиций - справочник откуда берутся цены и описание для документов перечисленных ниже. Позиции берутся самые свежие. Предусмотреть возможность выбирать исторический список по кодам (или группам кодов).</text:p>
      <text:p text:style-name="P5"><text:span text:style-name="T16">Существует </text:span><text:span text:style-name="T9">следующие виды </text:span><text:span text:style-name="T16">документов, содержащих </text:span><text:span text:style-name="T17">комбинацию </text:span><text:span text:style-name="T16">позиция - колич</text:span><text:span text:style-name="T9">е</text:span><text:span text:style-name="T16">ство:</text:span></text:p>
      <text:p text:style-name="P9"><text:span text:style-name="T8">Пожелание </text:span>заказчика.</text:p>
      <text:p text:style-name="P11">Готовит заказчик, знает уникальные коды позиций, указывает необходимое количество. </text:p>
      <text:p text:style-name="P13"><text:span text:style-name="T8">При отсутствии позиции, ты запрашиваешь у одного (надежного поставщика).</text:span></text:p>
      <text:p text:style-name="P16"><text:span text:style-name="T8">Новая цена в системе, но не в SAP.</text:span></text:p>
      <text:p text:style-name="P12"><text:span text:style-name="T8">Действия - сформировать цену </text:span><text:span text:style-name="T12">х</text:span><text:span text:style-name="T8">отелки </text:span><text:span text:style-name="T10">в виде excel таблицы</text:span><text:span text:style-name="T8">.</text:span></text:p>
      <text:p text:style-name="P10">Техническое задание для агента для тендера.</text:p>
      <text:p text:style-name="P24">Тендер для каждого заказчика.</text:p>
      <text:p text:style-name="P11"><text:span text:style-name="T19">Действия - </text:span><text:span text:style-name="T11">г</text:span>отовишь. </text:p>
      <text:p text:style-name="P14"><text:span text:style-name="T22">Формирование лота: </text:span><text:span text:style-name="T14">и</text:span>сточник - <text:span text:style-name="T22">dump из SAP, фильтр - </text:span>заказчик, <text:span text:style-name="T22">группа ?= номенклатура</text:span>.</text:p>
      <text:p text:style-name="P25">При наличии в лоте подверженных замен, должна проходить сигнал об этом.</text:p>
      <text:p text:style-name="P13">Является списком позиций с<text:span text:style-name="T20"> </text:span>ценами. <text:span text:style-name="T22">Могут быть из </text:span><text:span text:style-name="T14">SAP. Если нет. </text:span></text:p>
      <text:list xml:id="list3258720827" text:style-name="L8">
        <text:list-item>
          <text:p text:style-name="P17"><text:span text:style-name="T8">Цена есть indicated or projected - dump fm system.</text:span></text:p>
        </text:list-item>
        <text:list-item>
          <text:p text:style-name="P18"><text:span text:style-name="T8">Должен быть список позиций без цен. Ты находишь цены и вводишь в систему.</text:span></text:p>
        </text:list-item>
        <text:list-item>
          <text:p text:style-name="P23"><text:span text:style-name="T8">Все цены, на момент отсылки документов агенту, если нет, ты </text:span><text:span text:style-name="T15">вносишь в SAP.</text:span></text:p>
        </text:list-item>
      </text:list>
      <text:p text:style-name="P19">Нужен образец того что идет агенту.</text:p>
      <text:p text:style-name="P10"><text:span text:style-name="T23">Работа </text:span>тендера.</text:p>
      <text:list xml:id="list774475262" text:style-name="L9">
        <text:list-item>
          <text:p text:style-name="P27"><text:span text:style-name="T3">От агента с</text:span><text:span text:style-name="T5">пис</text:span><text:span text:style-name="T6">о</text:span><text:span text:style-name="T5">к позиций </text:span><text:span text:style-name="T6">от каждого участника, либо с подтверждение или заменой.</text:span></text:p>
        </text:list-item>
        <text:list-item>
          <text:p text:style-name="P28"><text:span text:style-name="T2">Т</text:span><text:span text:style-name="T1">ы согласуешь замены. </text:span><text:span text:style-name="T4">С</text:span><text:span text:style-name="T7">охранять:</text:span></text:p>
          <text:list>
            <text:list-item>
              <text:p text:style-name="P20">Скрытый код поставщика</text:p>
            </text:list-item>
            <text:list-item>
              <text:p text:style-name="P20">Заказчик с</text:p>
              <text:list>
                <text:list-item>
                  <text:p text:style-name="P20"><text:soft-page-break/>Ваучер.</text:p>
                </text:list-item>
                <text:list-item>
                  <text:p text:style-name="P20">Автор</text:p>
                </text:list-item>
                <text:list-item>
                  <text:p text:style-name="P20">Дата</text:p>
                </text:list-item>
              </text:list>
            </text:list-item>
            <text:list-item>
              <text:p text:style-name="P20">Данные для формирования новой позиции.</text:p>
            </text:list-item>
            <text:list-item>
              <text:p text:style-name="P20">Код состоит из «старого кода» и скрытого кода поставщика.</text:p>
            </text:list-item>
          </text:list>
        </text:list-item>
        <text:list-item>
          <text:p text:style-name="P20">Ты делаешь список позиций с отказами по каждому участнику <text:span text:style-name="T24">с объяснениями.<text:line-break/>У тебя возможность </text:span><text:span text:style-name="T25">иметь </text:span><text:span text:style-name="T24">список подтвержденных замен </text:span><text:span text:style-name="T25">со ссылками на ваучеры</text:span><text:span text:style-name="T24">.</text:span></text:p>
        </text:list-item>
        <text:list-item>
          <text:p text:style-name="P21">Победивший поставщик в свою таблицу по порядку. Как менять данные в системе чтобы отразить подтвержденные замены, но сохранять старые з<text:span text:style-name="T28">н</text:span>ачения.</text:p>
        </text:list-item>
        <text:list-item>
          <text:p text:style-name="P22">Ты вносишь новые цены в SAP.</text:p>
        </text:list-item>
      </text:list>
      <text:p text:style-name="P15">Действия - обновить список позиций с новыми ценами и поставщиком.</text:p>
      <text:p text:style-name="P10">Отгрузка.</text:p>
      <text:p text:style-name="P15">Формирует поставщик, базируясь на согласованном с заказчиком графике отгрузок.</text:p>
      <text:p text:style-name="P15">Является списком позиций. Есть ли в отгрузке код??? <text:span text:style-name="T20">Как идентифицировать позицию в отгрузки с позицией в списке.</text:span></text:p>
      <text:p text:style-name="P26">Лот может откорректирован. Может быть изменение количества каждой позиций.</text:p>
      <text:p text:style-name="P2"/>
      <text:h text:style-name="P4" text:outline-level="1">Отгрузки</text:h>
      <text:p text:style-name="P5">Поставщик <text:span text:style-name="T12">получает план отгрузок на ??? подтверждает его. В каком виде план? Кто формирует? Какая твоя роль в этом процессе?</text:span></text:p>
      <text:p text:style-name="P6"><text:span text:style-name="T8">Поставщик в соответствии с планом сам формирует отгрузку. Получаешь ли ты информацию заранее до звонка от получатель что приехал груз? Если получаешь, в каком виде? Как ты можешь, если тебе нужно, идентифицировать записи в товаро-сопроводительных документах для соответствия с списком позиций?</text:span></text:p>
      <text:p text:style-name="P6"><text:span text:style-name="T8">Заказчик, </text:span><text:span text:style-name="T13">в момент физического прибытия груза,</text:span><text:span text:style-name="T8"> предоставляет сканированные копии товаро-сопроводительных и передаточных документов. </text:span><text:span text:style-name="T13">М</text:span><text:span text:style-name="T8">ожешь </text:span><text:span text:style-name="T13">ли ты получать документы в формате приемлемом для автоматической обработке (типа excel)?</text:span></text:p>
      <text:p text:style-name="P7">Базируясь на информации заказчика, ты требуешь от поставщика недостающих документов (сертификаты и т. д.)</text:p>
      <text:p text:style-name="P7">Получив все необходимые бумаги заказчик тебе предоставляет пачку бумаг для передачи ее в оплату. Что происходит, если бумаг не хватает?</text:p>
      <text:p text:style-name="P7">Получил эту пачку, ты фиксируешь частичное исполнение договора и передаешь бумаги в оплату. Все?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3T13:21:24.450018167</meta:creation-date>
    <meta:generator>LibreOffice/7.0.4.2$Linux_X86_64 LibreOffice_project/00$Build-2</meta:generator>
    <dc:date>2021-11-04T14:17:38.001588727</dc:date>
    <meta:editing-duration>PT1H36M49S</meta:editing-duration>
    <meta:editing-cycles>6</meta:editing-cycles>
    <meta:document-statistic meta:table-count="0" meta:image-count="0" meta:object-count="0" meta:page-count="2" meta:paragraph-count="45" meta:word-count="501" meta:character-count="3397" meta:non-whitespace-character-count="2953"/>
  </office:meta>
</office:document-meta>
</file>